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AFFIRMATION <text:s text:c="12"/></text:p>
          </table:table-cell>
          <table:table-cell office:value-type="string">
            <text:p>The New Real Book Eb I.pd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IREGN <text:s text:c="17"/></text:p>
          </table:table-cell>
          <table:table-cell office:value-type="string">
            <text:p>The New Real Book Eb I.pdf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LL OF ME <text:s text:c="14"/></text:p>
          </table:table-cell>
          <table:table-cell office:value-type="string">
            <text:p>The New Real Book Eb I.pdf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LWAYS THERE <text:s text:c="11"/></text:p>
          </table:table-cell>
          <table:table-cell office:value-type="string">
            <text:p>The New Real Book Eb I.pdf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NA MARIA <text:s text:c="14"/></text:p>
          </table:table-cell>
          <table:table-cell office:value-type="string">
            <text:p>The New Real Book Eb I.pdf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ANGEL EYES <text:s text:c="13"/></text:p>
          </table:table-cell>
          <table:table-cell office:value-type="string">
            <text:p>The New Real Book Eb I.pdf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NTHROPOLOGY <text:s text:c="11"/></text:p>
          </table:table-cell>
          <table:table-cell office:value-type="string">
            <text:p>The New Real Book Eb I.pdf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AUTUMN LEAVES <text:s text:c="10"/></text:p>
          </table:table-cell>
          <table:table-cell office:value-type="string">
            <text:p>The New Real Book Eb I.pdf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BABY <text:s/>I LOVE YOU <text:s text:c="7"/></text:p>
          </table:table-cell>
          <table:table-cell office:value-type="string">
            <text:p>The New Real Book Eb I.pdf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ASIN STREET BLUES <text:s text:c="5"/></text:p>
          </table:table-cell>
          <table:table-cell office:value-type="string">
            <text:p>The New Real Book Eb I.pdf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BEAUTIFUL LOVE <text:s text:c="9"/></text:p>
          </table:table-cell>
          <table:table-cell office:value-type="string">
            <text:p>The New Real Book Eb I.pdf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BERNIE'S TUNE <text:s text:c="10"/></text:p>
          </table:table-cell>
          <table:table-cell office:value-type="string">
            <text:p>The New Real Book Eb I.pdf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BIRD FOOD <text:s text:c="14"/></text:p>
          </table:table-cell>
          <table:table-cell office:value-type="string">
            <text:p>The New Real Book Eb I.pdf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BLACK ICE <text:s text:c="14"/></text:p>
          </table:table-cell>
          <table:table-cell office:value-type="string">
            <text:p>The New Real Book Eb I.pdf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BLACK NARCISSUS <text:s text:c="8"/></text:p>
          </table:table-cell>
          <table:table-cell office:value-type="string">
            <text:p>The New Real Book Eb I.pdf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BLIZZARD OF LIES <text:s text:c="7"/></text:p>
          </table:table-cell>
          <table:table-cell office:value-type="string">
            <text:p>The New Real Book Eb I.pdf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UE BOSSA <text:s text:c="13"/></text:p>
          </table:table-cell>
          <table:table-cell office:value-type="string">
            <text:p>The New Real Book Eb I.pdf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BLUE DANIEL <text:s text:c="12"/></text:p>
          </table:table-cell>
          <table:table-cell office:value-type="string">
            <text:p>The New Real Book Eb I.pdf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BLUES CONNOTATION <text:s text:c="6"/></text:p>
          </table:table-cell>
          <table:table-cell office:value-type="string">
            <text:p>The New Real Book Eb I.pdf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BLUES ON THE CORNER <text:s text:c="4"/></text:p>
          </table:table-cell>
          <table:table-cell office:value-type="string">
            <text:p>The New Real Book Eb I.pdf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BOOGIE DOWN <text:s text:c="12"/></text:p>
          </table:table-cell>
          <table:table-cell office:value-type="string">
            <text:p>The New Real Book Eb I.pdf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BOTH SIDES OF THE COIN <text:s/></text:p>
          </table:table-cell>
          <table:table-cell office:value-type="string">
            <text:p>The New Real Book Eb I.pdf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BOUNCING WITH BUD <text:s text:c="6"/></text:p>
          </table:table-cell>
          <table:table-cell office:value-type="string">
            <text:p>The New Real Book Eb I.pdf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BREAKFAST WINE <text:s text:c="9"/></text:p>
          </table:table-cell>
          <table:table-cell office:value-type="string">
            <text:p>The New Real Book Eb I.pdf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BREAKIN' AWAY <text:s text:c="9"/></text:p>
          </table:table-cell>
          <table:table-cell office:value-type="string">
            <text:p>The New Real Book Eb I.pdf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BUT BEAUTIFUL <text:s text:c="10"/></text:p>
          </table:table-cell>
          <table:table-cell office:value-type="string">
            <text:p>The New Real Book Eb I.pdf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CHAIN OF FOOLS <text:s text:c="9"/></text:p>
          </table:table-cell>
          <table:table-cell office:value-type="string">
            <text:p>The New Real Book Eb I.pdf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CHANGE OF MIND <text:s text:c="9"/></text:p>
          </table:table-cell>
          <table:table-cell office:value-type="string">
            <text:p>The New Real Book Eb I.pdf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HEGA DE SAUDADE <text:s text:c="7"/></text:p>
          </table:table-cell>
          <table:table-cell office:value-type="string">
            <text:p>The New Real Book Eb I.pdf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HELSEA BRIDGE <text:s text:c="9"/></text:p>
          </table:table-cell>
          <table:table-cell office:value-type="string">
            <text:p>The New Real Book Eb I.pdf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OME SUNDAY <text:s text:c="12"/></text:p>
          </table:table-cell>
          <table:table-cell office:value-type="string">
            <text:p>The New Real Book Eb I.pdf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MPARED TO WHAT <text:s text:c="7"/></text:p>
          </table:table-cell>
          <table:table-cell office:value-type="string">
            <text:p>The New Real Book Eb I.pdf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REEK <text:s text:c="18"/></text:p>
          </table:table-cell>
          <table:table-cell office:value-type="string">
            <text:p>The New Real Book Eb I.pdf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CRYSTAL LOVE <text:s text:c="11"/></text:p>
          </table:table-cell>
          <table:table-cell office:value-type="string">
            <text:p>The New Real Book Eb I.pdf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CUBANO CHANT <text:s text:c="11"/></text:p>
          </table:table-cell>
          <table:table-cell office:value-type="string">
            <text:p>The New Real Book Eb I.pdf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DARN THAT DREAM <text:s text:c="8"/></text:p>
          </table:table-cell>
          <table:table-cell office:value-type="string">
            <text:p>The New Real Book Eb I.pdf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DELEVANS <text:s text:c="14"/></text:p>
          </table:table-cell>
          <table:table-cell office:value-type="string">
            <text:p>The New Real Book Eb I.pdf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DESAFINADO <text:s text:c="13"/></text:p>
          </table:table-cell>
          <table:table-cell office:value-type="string">
            <text:p>The New Real Book Eb I.pdf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DESIRE <text:s text:c="17"/></text:p>
          </table:table-cell>
          <table:table-cell office:value-type="string">
            <text:p>The New Real Book Eb I.pdf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DIG <text:s text:c="20"/></text:p>
          </table:table-cell>
          <table:table-cell office:value-type="string">
            <text:p>The New Real Book Eb I.pdf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DINDI <text:s text:c="18"/></text:p>
          </table:table-cell>
          <table:table-cell office:value-type="string">
            <text:p>The New Real Book Eb I.pdf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DON'T GO TO STRANGERS <text:s text:c="2"/></text:p>
          </table:table-cell>
          <table:table-cell office:value-type="string">
            <text:p>The New Real Book Eb I.pdf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DOORS <text:s text:c="18"/></text:p>
          </table:table-cell>
          <table:table-cell office:value-type="string">
            <text:p>The New Real Book Eb I.pdf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EARLY AUTUMN <text:s text:c="11"/></text:p>
          </table:table-cell>
          <table:table-cell office:value-type="string">
            <text:p>The New Real Book Eb I.pdf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EASY <text:s text:c="19"/></text:p>
          </table:table-cell>
          <table:table-cell office:value-type="string">
            <text:p>The New Real Book Eb I.pdf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EIGHTY ONE <text:s text:c="13"/></text:p>
          </table:table-cell>
          <table:table-cell office:value-type="string">
            <text:p>The New Real Book Eb I.pdf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ELM <text:s text:c="20"/></text:p>
          </table:table-cell>
          <table:table-cell office:value-type="string">
            <text:p>The New Real Book Eb I.pdf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ENDANGERED SPECIES <text:s text:c="5"/></text:p>
          </table:table-cell>
          <table:table-cell office:value-type="string">
            <text:p>The New Real Book Eb I.pdf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E.S.P. <text:s text:c="17"/></text:p>
          </table:table-cell>
          <table:table-cell office:value-type="string">
            <text:p>The New Real Book Eb I.pdf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EVERYTHING HAPPENS TO ME</text:p>
          </table:table-cell>
          <table:table-cell office:value-type="string">
            <text:p>The New Real Book Eb I.pdf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FALL <text:s text:c="19"/></text:p>
          </table:table-cell>
          <table:table-cell office:value-type="string">
            <text:p>The New Real Book Eb I.pdf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FARMERS MARKET <text:s text:c="9"/></text:p>
          </table:table-cell>
          <table:table-cell office:value-type="string">
            <text:p>The New Real Book Eb I.pdf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FAVELA <text:s text:c="17"/></text:p>
          </table:table-cell>
          <table:table-cell office:value-type="string">
            <text:p>The New Real Book Eb I.pdf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FEEL LIKE MAKIN' LOVE <text:s text:c="2"/></text:p>
          </table:table-cell>
          <table:table-cell office:value-type="string">
            <text:p>The New Real Book Eb I.pdf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FIRE <text:s text:c="19"/></text:p>
          </table:table-cell>
          <table:table-cell office:value-type="string">
            <text:p>The New Real Book Eb I.pdf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FIRST LIGHT <text:s text:c="19"/></text:p>
          </table:table-cell>
          <table:table-cell office:value-type="string">
            <text:p>The New Real Book Eb I.pdf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OOLKILLER <text:s text:c="20"/></text:p>
          </table:table-cell>
          <table:table-cell office:value-type="string">
            <text:p>The New Real Book Eb I.pdf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FOOTPRINTS <text:s text:c="20"/></text:p>
          </table:table-cell>
          <table:table-cell office:value-type="string">
            <text:p>The New Real Book Eb I.pdf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FOUR <text:s text:c="26"/></text:p>
          </table:table-cell>
          <table:table-cell office:value-type="string">
            <text:p>The New Real Book Eb I.pdf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FOUR BROTHERS <text:s text:c="17"/></text:p>
          </table:table-cell>
          <table:table-cell office:value-type="string">
            <text:p>The New Real Book Eb I.pdf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FOUR ON SIX <text:s text:c="19"/></text:p>
          </table:table-cell>
          <table:table-cell office:value-type="string">
            <text:p>The New Real Book Eb I.pdf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FRIENDS AND STRANGERS <text:s text:c="9"/></text:p>
          </table:table-cell>
          <table:table-cell office:value-type="string">
            <text:p>The New Real Book Eb I.pdf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FUNKALLERO <text:s text:c="20"/></text:p>
          </table:table-cell>
          <table:table-cell office:value-type="string">
            <text:p>The New Real Book Eb I.pdf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GAVIOTA <text:s text:c="23"/></text:p>
          </table:table-cell>
          <table:table-cell office:value-type="string">
            <text:p>The New Real Book Eb I.pdf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GEE BABY <text:s/>AIN'T I GOOD TO YOU <text:s/></text:p>
          </table:table-cell>
          <table:table-cell office:value-type="string">
            <text:p>The New Real Book Eb I.pdf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EMINI <text:s text:c="24"/></text:p>
          </table:table-cell>
          <table:table-cell office:value-type="string">
            <text:p>The New Real Book Eb I.pdf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GLORIA'S STEP <text:s text:c="17"/></text:p>
          </table:table-cell>
          <table:table-cell office:value-type="string">
            <text:p>The New Real Book Eb I.pdf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GOIN' HOME <text:s text:c="20"/></text:p>
          </table:table-cell>
          <table:table-cell office:value-type="string">
            <text:p>The New Real Book Eb I.pdf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GONE WITH THE WIND <text:s text:c="12"/></text:p>
          </table:table-cell>
          <table:table-cell office:value-type="string">
            <text:p>The New Real Book Eb I.pdf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THE GOODBYE LOOK <text:s text:c="14"/></text:p>
          </table:table-cell>
          <table:table-cell office:value-type="string">
            <text:p>The New Real Book Eb I.pdf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GUARLTJA <text:s text:c="22"/></text:p>
          </table:table-cell>
          <table:table-cell office:value-type="string">
            <text:p>The New Real Book Eb I.pdf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HALLUCINATIONS <text:s text:c="16"/></text:p>
          </table:table-cell>
          <table:table-cell office:value-type="string">
            <text:p>The New Real Book Eb I.pdf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HAUNTED BALLROOM <text:s text:c="14"/></text:p>
          </table:table-cell>
          <table:table-cell office:value-type="string">
            <text:p>The New Real Book Eb I.pdf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HAVONA <text:s text:c="24"/></text:p>
          </table:table-cell>
          <table:table-cell office:value-type="string">
            <text:p>The New Real Book Eb I.pdf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HERE'S THAT RAINY DAY <text:s text:c="9"/></text:p>
          </table:table-cell>
          <table:table-cell office:value-type="string">
            <text:p>The New Real Book Eb I.pdf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HIDEAWAY <text:s text:c="22"/></text:p>
          </table:table-cell>
          <table:table-cell office:value-type="string">
            <text:p>The New Real Book Eb I.pdf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I LOVE LUCY <text:s text:c="19"/></text:p>
          </table:table-cell>
          <table:table-cell office:value-type="string">
            <text:p>The New Real Book Eb I.pdf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I MEAN YOU <text:s text:c="20"/></text:p>
          </table:table-cell>
          <table:table-cell office:value-type="string">
            <text:p>The New Real Book Eb I.pdf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I SHOULD CARE <text:s text:c="17"/></text:p>
          </table:table-cell>
          <table:table-cell office:value-type="string">
            <text:p>The New Real Book Eb I.pdf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I THOUGHT ABOUT YOU <text:s text:c="11"/></text:p>
          </table:table-cell>
          <table:table-cell office:value-type="string">
            <text:p>The New Real Book Eb I.pdf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IF I VVERE A BELL <text:s text:c="13"/></text:p>
          </table:table-cell>
          <table:table-cell office:value-type="string">
            <text:p>The New Real Book Eb I.pdf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IF YOU NEVER COME TO ME <text:s text:c="7"/></text:p>
          </table:table-cell>
          <table:table-cell office:value-type="string">
            <text:p>The New Real Book Eb I.pdf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I'LL TAKE ROMANCE <text:s text:c="13"/></text:p>
          </table:table-cell>
          <table:table-cell office:value-type="string">
            <text:p>The New Real Book Eb I.pdf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I'M ALL SMILES <text:s text:c="17"/></text:p>
          </table:table-cell>
          <table:table-cell office:value-type="string">
            <text:p>The New Real Book Eb I.pdf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IMAGINATION <text:s text:c="19"/></text:p>
          </table:table-cell>
          <table:table-cell office:value-type="string">
            <text:p>The New Real Book Eb I.pdf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IN WALKED BUD <text:s text:c="17"/></text:p>
          </table:table-cell>
          <table:table-cell office:value-type="string">
            <text:p>The New Real Book Eb I.pdf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THE ISLAND <text:s text:c="20"/></text:p>
          </table:table-cell>
          <table:table-cell office:value-type="string">
            <text:p>The New Real Book Eb I.pdf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IT HAPPENS EVERY DAY <text:s text:c="10"/></text:p>
          </table:table-cell>
          <table:table-cell office:value-type="string">
            <text:p>The New Real Book Eb I.pdf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JERSEY BOUNCE <text:s text:c="17"/></text:p>
          </table:table-cell>
          <table:table-cell office:value-type="string">
            <text:p>The New Real Book Eb I.pdf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JOSHUA <text:s text:c="24"/></text:p>
          </table:table-cell>
          <table:table-cell office:value-type="string">
            <text:p>The New Real Book Eb I.pdf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KEEP THAT SAME OLD FEELING <text:s text:c="4"/></text:p>
          </table:table-cell>
          <table:table-cell office:value-type="string">
            <text:p>The New Real Book Eb I.pdf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KILLING ME SOFTLY WITH HIS SONG</text:p>
          </table:table-cell>
          <table:table-cell office:value-type="string">
            <text:p>The New Real Book Eb I.pdf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LA SAMBA <text:s text:c="22"/></text:p>
          </table:table-cell>
          <table:table-cell office:value-type="string">
            <text:p>The New Real Book Eb I.pdf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LA VIDA FELIZ <text:s text:c="17"/></text:p>
          </table:table-cell>
          <table:table-cell office:value-type="string">
            <text:p>The New Real Book Eb I.pdf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LADY BIRD <text:s text:c="21"/></text:p>
          </table:table-cell>
          <table:table-cell office:value-type="string">
            <text:p>The New Real Book Eb I.pdf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LAST FIRST <text:s text:c="20"/></text:p>
          </table:table-cell>
          <table:table-cell office:value-type="string">
            <text:p>The New Real Book Eb I.pdf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LAST TRAIN FROM OVERBROOK <text:s text:c="5"/></text:p>
          </table:table-cell>
          <table:table-cell office:value-type="string">
            <text:p>The New Real Book Eb I.pdf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LAURIE <text:s text:c="24"/></text:p>
          </table:table-cell>
          <table:table-cell office:value-type="string">
            <text:p>The New Real Book Eb I.pdf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LET ME BE THE ONE <text:s text:c="13"/></text:p>
          </table:table-cell>
          <table:table-cell office:value-type="string">
            <text:p>The New Real Book Eb I.pdf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LETS GO DANCIN' <text:s text:c="15"/></text:p>
          </table:table-cell>
          <table:table-cell office:value-type="string">
            <text:p>The New Real Book Eb I.pdf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LIKE SOMEONE IN LOVE <text:s text:c="10"/></text:p>
          </table:table-cell>
          <table:table-cell office:value-type="string">
            <text:p>The New Real Book Eb I.pdf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LINE FOR LYONS <text:s text:c="16"/></text:p>
          </table:table-cell>
          <table:table-cell office:value-type="string">
            <text:p>The New Real Book Eb I.pdf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LITTLE SUNFLOWER <text:s text:c="14"/></text:p>
          </table:table-cell>
          <table:table-cell office:value-type="string">
            <text:p>The New Real Book Eb I.pdf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A LITTLE TEAR <text:s text:c="17"/></text:p>
          </table:table-cell>
          <table:table-cell office:value-type="string">
            <text:p>The New Real Book Eb I.pdf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LITTLE WALTZ <text:s text:c="18"/></text:p>
          </table:table-cell>
          <table:table-cell office:value-type="string">
            <text:p>The New Real Book Eb I.pdf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LOVE CAME ON STEALTHY FINGERS <text:s/></text:p>
          </table:table-cell>
          <table:table-cell office:value-type="string">
            <text:p>The New Real Book Eb I.pdf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LOVE DANCE <text:s text:c="20"/></text:p>
          </table:table-cell>
          <table:table-cell office:value-type="string">
            <text:p>The New Real Book Eb I.pdf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LUSH LIFE <text:s text:c="21"/></text:p>
          </table:table-cell>
          <table:table-cell office:value-type="string">
            <text:p>The New Real Book Eb I.pdf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MADAGASCAR <text:s text:c="20"/></text:p>
          </table:table-cell>
          <table:table-cell office:value-type="string">
            <text:p>The New Real Book Eb I.pdf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MAKE ME A MEMORY (Sad Samba) <text:s text:c="2"/></text:p>
          </table:table-cell>
          <table:table-cell office:value-type="string">
            <text:p>The New Real Book Eb I.pdf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MATINEE IDOL <text:s text:c="18"/></text:p>
          </table:table-cell>
          <table:table-cell office:value-type="string">
            <text:p>The New Real Book Eb I.pdf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MERCY <text:s/>MERCY <text:s/>MERCY <text:s text:c="11"/></text:p>
          </table:table-cell>
          <table:table-cell office:value-type="string">
            <text:p>The New Real Book Eb I.pdf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THE MIDNIGHT SUN <text:s text:c="14"/></text:p>
          </table:table-cell>
          <table:table-cell office:value-type="string">
            <text:p>The New Real Book Eb I.pdf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THE MIDNIGHT SUN WILL NEVER SET</text:p>
          </table:table-cell>
          <table:table-cell office:value-type="string">
            <text:p>The New Real Book Eb I.pdf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MODADJI <text:s text:c="23"/></text:p>
          </table:table-cell>
          <table:table-cell office:value-type="string">
            <text:p>The New Real Book Eb I.pdf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MONKEY'S UNCLE <text:s text:c="16"/></text:p>
          </table:table-cell>
          <table:table-cell office:value-type="string">
            <text:p>The New Real Book Eb I.pdf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MONK'S MOOD <text:s text:c="21"/></text:p>
          </table:table-cell>
          <table:table-cell office:value-type="string">
            <text:p>The New Real Book Eb I.pdf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MOONLIGHT IN VERMONT <text:s text:c="12"/></text:p>
          </table:table-cell>
          <table:table-cell office:value-type="string">
            <text:p>The New Real Book Eb I.pdf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MORNN' <text:s text:c="26"/></text:p>
          </table:table-cell>
          <table:table-cell office:value-type="string">
            <text:p>The New Real Book Eb I.pdf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MORNING DANCE <text:s text:c="19"/></text:p>
          </table:table-cell>
          <table:table-cell office:value-type="string">
            <text:p>The New Real Book Eb I.pdf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MR. CLEAN <text:s text:c="23"/></text:p>
          </table:table-cell>
          <table:table-cell office:value-type="string">
            <text:p>The New Real Book Eb I.pdf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MR. GONE <text:s text:c="24"/></text:p>
          </table:table-cell>
          <table:table-cell office:value-type="string">
            <text:p>The New Real Book Eb I.pdf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MY ATTORNEY BERNIE <text:s text:c="14"/></text:p>
          </table:table-cell>
          <table:table-cell office:value-type="string">
            <text:p>The New Real Book Eb I.pdf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MY SHINING HOUR <text:s text:c="17"/></text:p>
          </table:table-cell>
          <table:table-cell office:value-type="string">
            <text:p>The New Real Book Eb I.pdf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NATURE BOY <text:s text:c="22"/></text:p>
          </table:table-cell>
          <table:table-cell office:value-type="string">
            <text:p>The New Real Book Eb I.pdf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NEFERTITI <text:s text:c="21"/></text:p>
          </table:table-cell>
          <table:table-cell office:value-type="string">
            <text:p>The New Real Book Eb I.pdf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NEVER GIVIN' UP <text:s text:c="19"/></text:p>
          </table:table-cell>
          <table:table-cell office:value-type="string">
            <text:p>The New Real Book Eb I.pdf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NEVER MAKE YOUR MOVE TOO SOON <text:s text:c="3"/></text:p>
          </table:table-cell>
          <table:table-cell office:value-type="string">
            <text:p>The New Real Book Eb I.pdf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NIGERIAN MARKETPLACE <text:s text:c="12"/></text:p>
          </table:table-cell>
          <table:table-cell office:value-type="string">
            <text:p>The New Real Book Eb I.pdf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NIGHTLAKE <text:s text:c="23"/></text:p>
          </table:table-cell>
          <table:table-cell office:value-type="string">
            <text:p>The New Real Book Eb I.pdf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NO ME ESQUECA <text:s text:c="19"/></text:p>
          </table:table-cell>
          <table:table-cell office:value-type="string">
            <text:p>The New Real Book Eb I.pdf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NOT ETHIOPIA <text:s text:c="20"/></text:p>
          </table:table-cell>
          <table:table-cell office:value-type="string">
            <text:p>The New Real Book Eb I.pdf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NOTHING PERSONAL <text:s text:c="16"/></text:p>
          </table:table-cell>
          <table:table-cell office:value-type="string">
            <text:p>The New Real Book Eb I.pdf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OFF MINOR <text:s text:c="23"/></text:p>
          </table:table-cell>
          <table:table-cell office:value-type="string">
            <text:p>The New Real Book Eb I.pdf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OLEO <text:s text:c="28"/></text:p>
          </table:table-cell>
          <table:table-cell office:value-type="string">
            <text:p>The New Real Book Eb I.pdf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ONCE I LOVED <text:s text:c="20"/></text:p>
          </table:table-cell>
          <table:table-cell office:value-type="string">
            <text:p>The New Real Book Eb I.pdf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ONE FAMILY <text:s text:c="22"/></text:p>
          </table:table-cell>
          <table:table-cell office:value-type="string">
            <text:p>The New Real Book Eb I.pdf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ONE FOR MY BABY (And One More For</text:p>
          </table:table-cell>
          <table:table-cell office:value-type="string">
            <text:p>The New Real Book Eb I.pdf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OUT OF THIS WORLD <text:s text:c="15"/></text:p>
          </table:table-cell>
          <table:table-cell office:value-type="string">
            <text:p>The New Real Book Eb I.pdf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O.Z <text:s text:c="29"/></text:p>
          </table:table-cell>
          <table:table-cell office:value-type="string">
            <text:p>The New Real Book Eb I.pdf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PAPA LIPS <text:s text:c="23"/></text:p>
          </table:table-cell>
          <table:table-cell office:value-type="string">
            <text:p>The New Real Book Eb I.pdf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PARTIDO ALTO <text:s text:c="20"/></text:p>
          </table:table-cell>
          <table:table-cell office:value-type="string">
            <text:p>The New Real Book Eb I.pdf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PENT UP HOUSE <text:s text:c="19"/></text:p>
          </table:table-cell>
          <table:table-cell office:value-type="string">
            <text:p>The New Real Book Eb I.pdf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PLAZA REAL <text:s text:c="22"/></text:p>
          </table:table-cell>
          <table:table-cell office:value-type="string">
            <text:p>The New Real Book Eb I.pdf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POLKADOTS AND MOONBEAMS <text:s text:c="9"/></text:p>
          </table:table-cell>
          <table:table-cell office:value-type="string">
            <text:p>The New Real Book Eb I.pdf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PORTRAIT OF TRACY <text:s text:c="15"/></text:p>
          </table:table-cell>
          <table:table-cell office:value-type="string">
            <text:p>The New Real Book Eb I.pdf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PROMENADE <text:s text:c="23"/></text:p>
          </table:table-cell>
          <table:table-cell office:value-type="string">
            <text:p>The New Real Book Eb I.pdf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PUT IT WHERE YOU WANT IT <text:s text:c="8"/></text:p>
          </table:table-cell>
          <table:table-cell office:value-type="string">
            <text:p>The New Real Book Eb I.pdf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P.Y.T. (Pretty Young Thing) <text:s text:c="5"/></text:p>
          </table:table-cell>
          <table:table-cell office:value-type="string">
            <text:p>The New Real Book Eb I.pdf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QUINTESSENCE <text:s text:c="20"/></text:p>
          </table:table-cell>
          <table:table-cell office:value-type="string">
            <text:p>The New Real Book Eb I.pdf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RAPTURE <text:s text:c="25"/></text:p>
          </table:table-cell>
          <table:table-cell office:value-type="string">
            <text:p>The New Real Book Eb I.pdf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RE: PERSON I KNEW <text:s text:c="15"/></text:p>
          </table:table-cell>
          <table:table-cell office:value-type="string">
            <text:p>The New Real Book Eb I.pdf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REINCARNATION OF A LOVEBIRD <text:s text:c="5"/></text:p>
          </table:table-cell>
          <table:table-cell office:value-type="string">
            <text:p>The New Real Book Eb I.pdf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REMEMBER ROCKEFELLER AT ATTICA <text:s text:c="2"/></text:p>
          </table:table-cell>
          <table:table-cell office:value-type="string">
            <text:p>The New Real Book Eb I.pdf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RIO <text:s text:c="29"/></text:p>
          </table:table-cell>
          <table:table-cell office:value-type="string">
            <text:p>The New Real Book Eb I.pdf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RIVER PEOPLE <text:s text:c="20"/></text:p>
          </table:table-cell>
          <table:table-cell office:value-type="string">
            <text:p>The New Real Book Eb I.pdf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ROBBINS NEST <text:s text:c="20"/></text:p>
          </table:table-cell>
          <table:table-cell office:value-type="string">
            <text:p>The New Real Book Eb I.pdf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RUBY <text:s/>MY DEAR <text:s text:c="19"/></text:p>
          </table:table-cell>
          <table:table-cell office:value-type="string">
            <text:p>The New Real Book Eb I.pdf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RUSH HOUR <text:s text:c="23"/></text:p>
          </table:table-cell>
          <table:table-cell office:value-type="string">
            <text:p>The New Real Book Eb I.pdf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SAFARI <text:s text:c="26"/></text:p>
          </table:table-cell>
          <table:table-cell office:value-type="string">
            <text:p>The New Real Book Eb I.pdf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SANDU <text:s text:c="27"/></text:p>
          </table:table-cell>
          <table:table-cell office:value-type="string">
            <text:p>The New Real Book Eb I.pdf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SATIN DOLL <text:s text:c="22"/></text:p>
          </table:table-cell>
          <table:table-cell office:value-type="string">
            <text:p>The New Real Book Eb I.pdf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SAVE YOUR LOVE FOR ME <text:s text:c="11"/></text:p>
          </table:table-cell>
          <table:table-cell office:value-type="string">
            <text:p>The New Real Book Eb I.pdf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SEARCH FOR PEACE <text:s text:c="16"/></text:p>
          </table:table-cell>
          <table:table-cell office:value-type="string">
            <text:p>The New Real Book Eb I.pdf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SELF PORTRAIT IN THREE COLORS <text:s text:c="3"/></text:p>
          </table:table-cell>
          <table:table-cell office:value-type="string">
            <text:p>The New Real Book Eb I.pdf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SHAKER SONG <text:s text:c="21"/></text:p>
          </table:table-cell>
          <table:table-cell office:value-type="string">
            <text:p>The New Real Book Eb I.pdf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SHAW 'NUFF <text:s text:c="22"/></text:p>
          </table:table-cell>
          <table:table-cell office:value-type="string">
            <text:p>The New Real Book Eb I.pdf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SIMPLE SAMBA <text:s text:c="20"/></text:p>
          </table:table-cell>
          <table:table-cell office:value-type="string">
            <text:p>The New Real Book Eb I.pdf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SKYLARK <text:s text:c="25"/></text:p>
          </table:table-cell>
          <table:table-cell office:value-type="string">
            <text:p>The New Real Book Eb I.pdf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A SLEEPIN' BEE <text:s text:c="18"/></text:p>
          </table:table-cell>
          <table:table-cell office:value-type="string">
            <text:p>The New Real Book Eb I.pdf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SMALL DAY TOMORROW <text:s text:c="14"/></text:p>
          </table:table-cell>
          <table:table-cell office:value-type="string">
            <text:p>The New Real Book Eb I.pdf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SOLAR <text:s text:c="27"/></text:p>
          </table:table-cell>
          <table:table-cell office:value-type="string">
            <text:p>The New Real Book Eb I.pdf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SOMEDAY MY PRINCE WILL COME <text:s text:c="5"/></text:p>
          </table:table-cell>
          <table:table-cell office:value-type="string">
            <text:p>The New Real Book Eb I.pdf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SONG FOR LORRAINE <text:s text:c="15"/></text:p>
          </table:table-cell>
          <table:table-cell office:value-type="string">
            <text:p>The New Real Book Eb I.pdf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SONJA'S SANF'ONA <text:s text:c="16"/></text:p>
          </table:table-cell>
          <table:table-cell office:value-type="string">
            <text:p>The New Real Book Eb I.pdf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string">
            <text:p>SOUL SAUCE (Wachi Wara) <text:s text:c="9"/></text:p>
          </table:table-cell>
          <table:table-cell office:value-type="string">
            <text:p>The New Real Book Eb I.pdf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SPEAK NO EVIL <text:s text:c="17"/></text:p>
          </table:table-cell>
          <table:table-cell office:value-type="string">
            <text:p>The New Real Book Eb I.pdf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SPIRAL <text:s text:c="24"/></text:p>
          </table:table-cell>
          <table:table-cell office:value-type="string">
            <text:p>The New Real Book Eb I.pdf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ST. THOMAS <text:s text:c="20"/></text:p>
          </table:table-cell>
          <table:table-cell office:value-type="string">
            <text:p>The New Real Book Eb I.pdf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STICKY WICKET <text:s text:c="17"/></text:p>
          </table:table-cell>
          <table:table-cell office:value-type="string">
            <text:p>The New Real Book Eb I.pdf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STREET LIFE <text:s text:c="19"/></text:p>
          </table:table-cell>
          <table:table-cell office:value-type="string">
            <text:p>The New Real Book Eb I.pdf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SUDDEN SAMBA <text:s text:c="18"/></text:p>
          </table:table-cell>
          <table:table-cell office:value-type="string">
            <text:p>The New Real Book Eb I.pdf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SUNRUNNER <text:s text:c="21"/></text:p>
          </table:table-cell>
          <table:table-cell office:value-type="string">
            <text:p>The New Real Book Eb I.pdf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TAKE THE "A" TRAIN <text:s text:c="12"/></text:p>
          </table:table-cell>
          <table:table-cell office:value-type="string">
            <text:p>The New Real Book Eb I.pdf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TENDERLY <text:s text:c="22"/></text:p>
          </table:table-cell>
          <table:table-cell office:value-type="string">
            <text:p>The New Real Book Eb I.pdf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THEME FOR ERNIE <text:s text:c="15"/></text:p>
          </table:table-cell>
          <table:table-cell office:value-type="string">
            <text:p>The New Real Book Eb I.pdf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THERE WILL NEVER BE ANOTHER YOU</text:p>
          </table:table-cell>
          <table:table-cell office:value-type="string">
            <text:p>The New Real Book Eb I.pdf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THESE FOOLISH THINGS <text:s text:c="10"/></text:p>
          </table:table-cell>
          <table:table-cell office:value-type="string">
            <text:p>The New Real Book Eb I.pdf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THIS MASQUERADE <text:s text:c="15"/></text:p>
          </table:table-cell>
          <table:table-cell office:value-type="string">
            <text:p>The New Real Book Eb I.pdf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THE THREE MARIAS <text:s text:c="14"/></text:p>
          </table:table-cell>
          <table:table-cell office:value-type="string">
            <text:p>The New Real Book Eb I.pdf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THREE VIEWS OF A SECRET <text:s text:c="7"/></text:p>
          </table:table-cell>
          <table:table-cell office:value-type="string">
            <text:p>The New Real Book Eb I.pdf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TIME REMEMBERS ONE TIME ONCE <text:s text:c="2"/></text:p>
          </table:table-cell>
          <table:table-cell office:value-type="string">
            <text:p>The New Real Book Eb I.pdf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TRISTE <text:s text:c="24"/></text:p>
          </table:table-cell>
          <table:table-cell office:value-type="string">
            <text:p>The New Real Book Eb I.pdf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TUNE UP <text:s text:c="23"/></text:p>
          </table:table-cell>
          <table:table-cell office:value-type="string">
            <text:p>The New Real Book Eb I.pdf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TURN YOUR LOVE AROUND <text:s text:c="9"/></text:p>
          </table:table-cell>
          <table:table-cell office:value-type="string">
            <text:p>The New Real Book Eb I.pdf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TWISTED <text:s text:c="23"/></text:p>
          </table:table-cell>
          <table:table-cell office:value-type="string">
            <text:p>The New Real Book Eb I.pdf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UNIT SEVEN <text:s text:c="20"/></text:p>
          </table:table-cell>
          <table:table-cell office:value-type="string">
            <text:p>The New Real Book Eb I.pdf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UP JUMPED SPRING <text:s text:c="14"/></text:p>
          </table:table-cell>
          <table:table-cell office:value-type="string">
            <text:p>The New Real Book Eb I.pdf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string">
            <text:p>VELAS (Velas Icadas) <text:s text:c="10"/></text:p>
          </table:table-cell>
          <table:table-cell office:value-type="string">
            <text:p>The New Real Book Eb I.pdf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VERY EARLY <text:s text:c="20"/></text:p>
          </table:table-cell>
          <table:table-cell office:value-type="string">
            <text:p>The New Real Book Eb I.pdf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VOYAGE <text:s text:c="24"/></text:p>
          </table:table-cell>
          <table:table-cell office:value-type="string">
            <text:p>The New Real Book Eb I.pdf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WALTZ FOR DEBBY <text:s text:c="15"/></text:p>
          </table:table-cell>
          <table:table-cell office:value-type="string">
            <text:p>The New Real Book Eb I.pdf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WALTZ NEW <text:s text:c="21"/></text:p>
          </table:table-cell>
          <table:table-cell office:value-type="string">
            <text:p>The New Real Book Eb I.pdf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WATERWINGS <text:s text:c="20"/></text:p>
          </table:table-cell>
          <table:table-cell office:value-type="string">
            <text:p>The New Real Book Eb I.pdf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WAVE <text:s text:c="26"/></text:p>
          </table:table-cell>
          <table:table-cell office:value-type="string">
            <text:p>The New Real Book Eb I.pdf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A WEAVER OF DREAMS <text:s text:c="12"/></text:p>
          </table:table-cell>
          <table:table-cell office:value-type="string">
            <text:p>The New Real Book Eb I.pdf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WE'LL BE TOGETHER AGAIN <text:s text:c="7"/></text:p>
          </table:table-cell>
          <table:table-cell office:value-type="string">
            <text:p>The New Real Book Eb I.pdf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WELL <text:s/>YOU NEEDN'T <text:s text:c="13"/></text:p>
          </table:table-cell>
          <table:table-cell office:value-type="string">
            <text:p>The New Real Book Eb I.pdf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WEST COAST BLUES <text:s text:c="14"/></text:p>
          </table:table-cell>
          <table:table-cell office:value-type="string">
            <text:p>The New Real Book Eb I.pdf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WHATS NEW? <text:s text:c="20"/></text:p>
          </table:table-cell>
          <table:table-cell office:value-type="string">
            <text:p>The New Real Book Eb I.pdf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WHERE IS LOVE? <text:s text:c="16"/></text:p>
          </table:table-cell>
          <table:table-cell office:value-type="string">
            <text:p>The New Real Book Eb I.pdf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WHO CAN I TURN TO? <text:s text:c="12"/></text:p>
          </table:table-cell>
          <table:table-cell office:value-type="string">
            <text:p>The New Real Book Eb I.pdf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WILDFLOWER <text:s text:c="20"/></text:p>
          </table:table-cell>
          <table:table-cell office:value-type="string">
            <text:p>The New Real Book Eb I.pdf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WILLOW WEEP FOR ME <text:s text:c="12"/></text:p>
          </table:table-cell>
          <table:table-cell office:value-type="string">
            <text:p>The New Real Book Eb I.pdf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WITCHCRAFT <text:s text:c="20"/></text:p>
          </table:table-cell>
          <table:table-cell office:value-type="string">
            <text:p>The New Real Book Eb I.pdf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YES AND NO <text:s text:c="20"/></text:p>
          </table:table-cell>
          <table:table-cell office:value-type="string">
            <text:p>The New Real Book Eb I.pdf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YOUNG RABBITS <text:s text:c="17"/></text:p>
          </table:table-cell>
          <table:table-cell office:value-type="string">
            <text:p>The New Real Book Eb I.pdf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YOUR MIND IS ON VACATION <text:s text:c="6"/></text:p>
          </table:table-cell>
          <table:table-cell office:value-type="string">
            <text:p>The New Real Book Eb I.pdf</text:p>
          </table:table-cell>
          <table:table-cell office:value-type="float" office:value="318">
            <text:p>318</text:p>
          </table:table-cell>
        </table:table-row>
        <table:table-row table:style-name="ro1" table:number-rows-repeated="10483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 style:data-style-name="N2" text:time-value="0000-00-00T23:34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23:09:37</meta:creation-date>
    <dc:date>2014-02-24T23:34:32</dc:date>
    <meta:editing-duration>PT11S</meta:editing-duration>
    <meta:editing-cycles>2</meta:editing-cycles>
    <meta:generator>LibreOffice/4.0.1.2$MacOSX_x86 LibreOffice_project/84102822e3d61eb989ddd325abf1ac077904985</meta:generator>
    <meta:document-statistic meta:table-count="1" meta:cell-count="654" meta:object-count="0"/>
  </office:meta>
</office:document-meta>
</file>